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14.21pt"/>
    </style:style>
    <style:style style:name="co5" style:family="table-column">
      <style:table-column-properties fo:break-before="auto" style:column-width="289.45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221.9pt"/>
    </style:style>
    <style:style style:name="co8" style:family="table-column">
      <style:table-column-properties fo:break-before="auto" style:column-width="36pt"/>
    </style:style>
    <style:style style:name="co9" style:family="table-column">
      <style:table-column-properties fo:break-before="auto" style:column-width="204.21pt"/>
    </style:style>
    <style:style style:name="co10" style:family="table-column">
      <style:table-column-properties fo:break-before="auto" style:column-width="551.1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9.24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38.04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1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font-name="Arial1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font-name="Arial1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13" style:family="table-cell" style:parent-style-name="Default">
      <style:table-cell-properties style:text-align-source="value-type" style:repeat-content="false" fo:wrap-option="wrap" style:vertical-align="middle"/>
      <style:paragraph-properties fo:margin-left="0pt"/>
    </style:style>
    <style:style style:name="ce1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1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ext-properties style:font-name="Arial1" fo:font-size="10pt" style:font-size-asian="10pt" style:font-size-complex="1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3" table:default-cell-style-name="ce11"/>
        <table:table-column table:style-name="co3" table:default-cell-style-name="ce5"/>
        <table:table-column table:style-name="co4" table:default-cell-style-name="ce5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5"/>
        <table:table-column table:style-name="co9" table:default-cell-style-name="ce11"/>
        <table:table-column table:style-name="co2" table:default-cell-style-name="ce11"/>
        <table:table-column table:style-name="co10" table:default-cell-style-name="ce15"/>
        <table:table-column table:style-name="co2" table:number-columns-repeated="249" table:default-cell-style-name="ce11"/>
        <table:table-column table:style-name="co11" table:number-columns-repeated="761" table:default-cell-style-name="ce1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1" office:value-type="string" calcext:value-type="string">
            <text:p>Development stages</text:p>
          </table:table-cell>
          <table:table-cell table:style-name="ce6" office:value-type="string" calcext:value-type="string">
            <text:p>Text definition</text:p>
          </table:table-cell>
          <table:table-cell table:style-name="ce6" office:value-type="string" calcext:value-type="string">
            <text:p>Equivalent to</text:p>
          </table:table-cell>
          <table:table-cell table:style-name="ce6" office:value-type="string" calcext:value-type="string">
            <text:p>Subclass of</text:p>
          </table:table-cell>
          <table:table-cell table:style-name="ce6" office:value-type="string" calcext:value-type="string">
            <text:p>Comments</text:p>
          </table:table-cell>
          <table:table-cell table:style-name="ce1" office:value-type="string" calcext:value-type="string">
            <text:p>Ignore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Plant type</text:p>
          </table:table-cell>
          <table:table-cell/>
          <table:table-cell table:style-name="ce14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0</text:p>
          </table:table-cell>
          <table:table-cell table:style-name="ce7" office:value-type="string" calcext:value-type="string">
            <text:p>herbaceous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1</text:p>
          </table:table-cell>
          <table:table-cell table:style-name="ce7" office:value-type="string" calcext:value-type="string">
            <text:p>woody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2</text:p>
          </table:table-cell>
          <table:table-cell table:style-name="ce7" office:value-type="string" calcext:value-type="string">
            <text:p>perennial plant</text:p>
          </table:table-cell>
          <table:table-cell table:style-name="ce8" office:value-type="string" calcext:value-type="string">
            <text:p>PO:'whole plant'</text:p>
          </table:table-cell>
          <table:table-cell table:style-name="ce8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7"/>
          <table:table-cell table:style-name="ce8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3</text:p>
          </table:table-cell>
          <table:table-cell table:style-name="ce8" office:value-type="string" calcext:value-type="string">
            <text:p>new shoot system</text:p>
          </table:table-cell>
          <table:table-cell table:style-name="ce8" office:value-type="string" calcext:value-type="string">
            <text:p>PO:'vegetative shoot system'</text:p>
          </table:table-cell>
          <table:table-cell table:style-name="ce8"/>
          <table:table-cell table:style-name="ce7" office:value-type="string" calcext:value-type="string">
            <text:p>A {vegetative shoot system} that does not yet have any unfolded true leaves {$unfolded true leaf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4</text:p>
          </table:table-cell>
          <table:table-cell table:style-name="ce8" office:value-type="string" calcext:value-type="string">
            <text:p>new above-ground shoot-borne shoot system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5</text:p>
          </table:table-cell>
          <table:table-cell table:style-name="ce8" office:value-type="string" calcext:value-type="string">
            <text:p>new shoot system emerging from ground</text:p>
          </table:table-cell>
          <table:table-cell table:style-name="ce8" office:value-type="string" calcext:value-type="string">
            <text:p>'new shoot system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6</text:p>
          </table:table-cell>
          <table:table-cell table:style-name="ce8" office:value-type="string" calcext:value-type="string">
            <text:p>new shoot system emerging from ground in first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7</text:p>
          </table:table-cell>
          <table:table-cell table:style-name="ce8" office:value-type="string" calcext:value-type="string">
            <text:p>seedling</text:p>
          </table:table-cell>
          <table:table-cell table:style-name="ce8" office:value-type="string" calcext:value-type="string">
            <text:p>'whole plant'</text:p>
          </table:table-cell>
          <table:table-cell table:style-name="ce8" table:number-columns-repeated="2"/>
          <table:table-cell table:style-name="Default"/>
          <table:table-cell table:style-name="ce8" office:value-type="string" calcext:value-type="string">
            <text:p>'whole plant' THAT 'has visible part' SOME 'new shoot system emerging from ground in first growth cycle'</text:p>
          </table:table-cell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8</text:p>
          </table:table-cell>
          <table:table-cell table:style-name="ce8" office:value-type="string" calcext:value-type="string">
            <text:p>new shoot system emerging from ground in later growth cycle</text:p>
          </table:table-cell>
          <table:table-cell table:style-name="ce8" office:value-type="string" calcext:value-type="string">
            <text:p>'new shoot system emerging from ground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09</text:p>
          </table:table-cell>
          <table:table-cell table:style-name="ce8" office:value-type="string" calcext:value-type="string">
            <text:p>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2]; &quot;} that is participating in a &quot;; [.E12]; &quot;.&quot;)" office:value-type="string" office:string-value="A {PO:'vegetative bud'} that is participating in a {GO:'bud dormancy process'}." calcext:value-type="string">
            <text:p>A {PO:'vegetative bud'} that is participating in a {GO:'bud dormancy process'}.</text:p>
          </table:table-cell>
          <table:table-cell table:style-name="ce13" table:formula="of:=CONCATENATE([.D12]; &quot; THAT 'participates in' SOME (&quot;; CHAR(10); &quot;    &quot;; SUBSTITUTE(SUBSTITUTE(SUBSTITUTE([.E12]; &quot;{&quot;; &quot;&quot;); &quot;}&quot;; &quot;&quot;); &quot; or &quot;; &quot; OR &quot;); CHAR(10); &quot;)&quot;)" office:value-type="string" office:string-value="PO:'vegetative bud' THAT 'participates in' SOME (&#10;    GO:'bud dormancy process'&#10;)" calcext:value-type="string">
            <text:p>PO:'vegetative bud' THAT 'participates in' SOME (</text:p>
            <text:p>    GO:'bud dormancy process'</text:p>
            <text:p>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0</text:p>
          </table:table-cell>
          <table:table-cell table:style-name="ce8" office:value-type="string" calcext:value-type="string">
            <text:p>non-dormant leaf bud</text:p>
          </table:table-cell>
          <table:table-cell table:style-name="ce8" office:value-type="string" calcext:value-type="string">
            <text:p>PO:'vegetative bud'</text:p>
          </table:table-cell>
          <table:table-cell table:style-name="ce8" office:value-type="string" calcext:value-type="string">
            <text:p>{GO:'bud dormancy process'}</text:p>
          </table:table-cell>
          <table:table-cell table:style-name="ce12" table:formula="of:=CONCATENATE(&quot;A {&quot;; [.D13]; &quot;} that is not participating in a &quot;; [.E13]; &quot;.&quot;)" office:value-type="string" office:string-value="A {PO:'vegetative bud'} that is not participating in a {GO:'bud dormancy process'}." calcext:value-type="string">
            <text:p>A {PO:'vegetative bud'} that is not participating in a {GO:'bud dormancy process'}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1</text:p>
          </table:table-cell>
          <table:table-cell table:style-name="ce9" office:value-type="string" calcext:value-type="string">
            <text:p>swell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swell stage'}</text:p>
          </table:table-cell>
          <table:table-cell table:style-name="ce12" table:formula="of:=CONCATENATE(&quot;A {&quot;; [.D14]; &quot;} that is in the &quot;; [.E14]; &quot;.&quot;)" office:value-type="string" office:string-value="A {'non-dormant leaf bud'} that is in the {'bud swell stage'}." calcext:value-type="string">
            <text:p>A {'non-dormant leaf bud'} that is in the {'bud swell stage'}.</text:p>
          </table:table-cell>
          <table:table-cell table:style-name="ce13" table:formula="of:=CONCATENATE([.D14]; &quot; THAT 'participates in' SOME (&quot;; CHAR(10); &quot;    &quot;; SUBSTITUTE(SUBSTITUTE(SUBSTITUTE([.E14]; &quot;{&quot;; &quot;&quot;); &quot;}&quot;; &quot;&quot;); &quot; or &quot;; &quot; OR &quot;); CHAR(10); &quot;)&quot;)" office:value-type="string" office:string-value="'non-dormant leaf bud' THAT 'participates in' SOME (&#10;    'bud swell stage'&#10;)" calcext:value-type="string">
            <text:p>'non-dormant leaf bud' THAT 'participates in' SOME (</text:p>
            <text:p>    'bud swell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2</text:p>
          </table:table-cell>
          <table:table-cell table:style-name="ce9" office:value-type="string" calcext:value-type="string">
            <text:p>breaking leaf bud</text:p>
          </table:table-cell>
          <table:table-cell table:style-name="ce8" office:value-type="string" calcext:value-type="string">
            <text:p>'non-dormant leaf bud'</text:p>
          </table:table-cell>
          <table:table-cell table:style-name="ce8" office:value-type="string" calcext:value-type="string">
            <text:p>{'bud burst stage'}</text:p>
          </table:table-cell>
          <table:table-cell table:style-name="ce12" table:formula="of:=CONCATENATE(&quot;A {&quot;; [.D15]; &quot;} that is in the &quot;; [.E15]; &quot;.&quot;)" office:value-type="string" office:string-value="A {'non-dormant leaf bud'} that is in the {'bud burst stage'}." calcext:value-type="string">
            <text:p>A {'non-dormant leaf bud'} that is in the {'bud burst stage'}.</text:p>
          </table:table-cell>
          <table:table-cell table:style-name="ce13" table:formula="of:=CONCATENATE([.D15]; &quot; THAT 'participates in' SOME (&quot;; CHAR(10); &quot;    &quot;; SUBSTITUTE(SUBSTITUTE(SUBSTITUTE([.E15]; &quot;{&quot;; &quot;&quot;); &quot;}&quot;; &quot;&quot;); &quot; or &quot;; &quot; OR &quot;); CHAR(10); &quot;)&quot;)" office:value-type="string" office:string-value="'non-dormant leaf bud' THAT 'participates in' SOME (&#10;    'bud burst stage'&#10;)" calcext:value-type="string">
            <text:p>'non-dormant leaf bud' THAT 'participates in' SOME (</text:p>
            <text:p>    'bud burst stage'</text:p>
            <text:p>)</text:p>
          </table:table-cell>
          <table:table-cell table:style-name="ce12" office:value-type="string" calcext:value-type="string">
            <text:p>PO:'vegetative bud' AND 'has visible part' SOME 'new above-ground shoot-borne shoot system' AND 'has visible part' SOME 'unfolding true leaf'</text:p>
          </table:table-cell>
          <table:table-cell table:style-name="ce7" office:value-type="string" calcext:value-type="string">
            <text:p>If a breaking leaf bud is present, it implies that a new shoot system and unfolding true leaf are also present and observable, hence the “subclass of” axiom.</text:p>
          </table:table-cell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3</text:p>
          </table:table-cell>
          <table:table-cell table:style-name="ce8" office:value-type="string" calcext:value-type="string">
            <text:p>true leaf</text:p>
          </table:table-cell>
          <table:table-cell table:style-name="ce8" office:value-type="string" calcext:value-type="string">
            <text:p>PO:'vascular leaf'</text:p>
          </table:table-cell>
          <table:table-cell table:style-name="ce8"/>
          <table:table-cell table:style-name="ce8" office:value-type="string" calcext:value-type="string">
            <text:p>A {vascular leaf} that is not a {cotyledon}.</text:p>
          </table:table-cell>
          <table:table-cell table:style-name="ce7" office:value-type="string" calcext:value-type="string">
            <text:p>'vascular leaf' THAT NOT ('cotyledon')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4</text:p>
          </table:table-cell>
          <table:table-cell table:style-name="ce8" office:value-type="string" calcext:value-type="string">
            <text:p>unfolding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unfolding stage'}</text:p>
          </table:table-cell>
          <table:table-cell table:style-name="ce12" table:formula="of:=CONCATENATE(&quot;A {&quot;; [.D18]; &quot;} that is in the &quot;; [.E18]; &quot;.&quot;)" office:value-type="string" office:string-value="A {'expanding true leaf'} that is in the {'vascular leaf unfolding stage'}." calcext:value-type="string">
            <text:p>A {'expanding true leaf'} that is in the {'vascular leaf unfolding stage'}.</text:p>
          </table:table-cell>
          <table:table-cell table:style-name="ce13" table:formula="of:=CONCATENATE([.D18]; &quot; THAT 'participates in' SOME (&quot;; CHAR(10); &quot;    &quot;; SUBSTITUTE(SUBSTITUTE(SUBSTITUTE([.E18]; &quot;{&quot;; &quot;&quot;); &quot;}&quot;; &quot;&quot;); &quot; or &quot;; &quot; OR &quot;); CHAR(10); &quot;)&quot;)" office:value-type="string" office:string-value="'expanding true leaf' THAT 'participates in' SOME (&#10;    'vascular leaf unfolding stage'&#10;)" calcext:value-type="string">
            <text:p>'expanding true leaf' THAT 'participates in' SOME (</text:p>
            <text:p>    'vascular leaf unfolding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5</text:p>
          </table:table-cell>
          <table:table-cell table:style-name="ce8" office:value-type="string" calcext:value-type="string">
            <text:p>unfolded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ding unfolded stage'} or {'vascular leaf post-expansion stage'} or {'vascular leaf senescent stage'}</text:p>
          </table:table-cell>
          <table:table-cell table:style-name="ce12" table:formula="of:=CONCATENATE(&quot;A {&quot;; [.D19]; &quot;} that is in the &quot;; [.E19]; &quot;.&quot;)" office:value-type="string" office:string-value="A {'true leaf'} that is in the {'vascular leaf expanding unfolded stage'} or {'vascular leaf post-expansion stage'} or {'vascular leaf senescent stage'}." calcext:value-type="string">
            <text:p>A {'true leaf'} that is in the {'vascular leaf expanding unfolded stage'} or {'vascular leaf post-expansion stage'} or {'vascular leaf senescent stage'}.</text:p>
          </table:table-cell>
          <table:table-cell table:style-name="ce13" table:formula="of:=CONCATENATE([.D19]; &quot; THAT 'participates in' SOME (&quot;; CHAR(10); &quot;    &quot;; SUBSTITUTE(SUBSTITUTE(SUBSTITUTE([.E19]; &quot;{&quot;; &quot;&quot;); &quot;}&quot;; &quot;&quot;); &quot; or &quot;; &quot; OR &quot;); CHAR(10); &quot;)&quot;)" office:value-type="string" office:string-value="'true leaf' THAT 'participates in' SOME (&#10;    'vascular leaf expanding unfolded stage' OR 'vascular leaf post-expansion stage' OR 'vascular leaf senescent stage'&#10;)" calcext:value-type="string">
            <text:p>'true leaf' THAT 'participates in' SOME (</text:p>
            <text:p>    'vascular leaf expanding unfolded stage' OR 'vascular leaf post-expansion stage' OR 'vascular leaf senescent stage'</text:p>
            <text:p>)</text:p>
          </table:table-cell>
          <table:table-cell table:style-name="ce12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6</text:p>
          </table:table-cell>
          <table:table-cell table:style-name="ce8" office:value-type="string" calcext:value-type="string">
            <text:p>non-senescing unfolded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expanding unfolded stage'} or {'vascular leaf post-expansion stage'}</text:p>
          </table:table-cell>
          <table:table-cell table:style-name="ce12" table:formula="of:=CONCATENATE(&quot;A {&quot;; [.D20]; &quot;} that is in the &quot;; [.E20]; &quot;.&quot;)" office:value-type="string" office:string-value="A {'unfolded true leaf'} that is in the {'vascular leaf expanding unfolded stage'} or {'vascular leaf post-expansion stage'}." calcext:value-type="string">
            <text:p>A {'unfolded true leaf'} that is in the {'vascular leaf expanding unfolded stage'} or {'vascular leaf post-expansion stage'}.</text:p>
          </table:table-cell>
          <table:table-cell table:style-name="ce13" table:formula="of:=CONCATENATE([.D20]; &quot; THAT 'participates in' SOME (&quot;; CHAR(10); &quot;    &quot;; SUBSTITUTE(SUBSTITUTE(SUBSTITUTE([.E20]; &quot;{&quot;; &quot;&quot;); &quot;}&quot;; &quot;&quot;); &quot; or &quot;; &quot; OR &quot;); CHAR(10); &quot;)&quot;)" office:value-type="string" office:string-value="'unfolded true leaf' THAT 'participates in' SOME (&#10;    'vascular leaf expanding unfolded stage' OR 'vascular leaf post-expansion stage'&#10;)" calcext:value-type="string">
            <text:p>'unfolded true leaf' THAT 'participates in' SOME (</text:p>
            <text:p>    'vascular leaf expanding unfolded stage' OR 'vascular leaf post-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7</text:p>
          </table:table-cell>
          <table:table-cell table:style-name="ce8" office:value-type="string" calcext:value-type="string">
            <text:p>senescing true leaf</text:p>
          </table:table-cell>
          <table:table-cell table:style-name="ce8" office:value-type="string" calcext:value-type="string">
            <text:p>'unfolded true leaf'</text:p>
          </table:table-cell>
          <table:table-cell table:style-name="ce12" office:value-type="string" calcext:value-type="string">
            <text:p>{'vascular leaf senescent stage'}</text:p>
          </table:table-cell>
          <table:table-cell table:style-name="ce12" table:formula="of:=CONCATENATE(&quot;A {&quot;; [.D21]; &quot;} that is in the &quot;; [.E21]; &quot;.&quot;)" office:value-type="string" office:string-value="A {'unfolded true leaf'} that is in the {'vascular leaf senescent stage'}." calcext:value-type="string">
            <text:p>A {'unfolded true leaf'} that is in the {'vascular leaf senescent stage'}.</text:p>
          </table:table-cell>
          <table:table-cell table:style-name="ce13" table:formula="of:=CONCATENATE([.D21]; &quot; THAT 'participates in' SOME (&quot;; CHAR(10); &quot;    &quot;; SUBSTITUTE(SUBSTITUTE(SUBSTITUTE([.E21]; &quot;{&quot;; &quot;&quot;); &quot;}&quot;; &quot;&quot;); &quot; or &quot;; &quot; OR &quot;); CHAR(10); &quot;)&quot;)" office:value-type="string" office:string-value="'unfolded true leaf' THAT 'participates in' SOME (&#10;    'vascular leaf senescent stage'&#10;)" calcext:value-type="string">
            <text:p>'unfolded true leaf' THAT 'participates in' SOME (</text:p>
            <text:p>    'vascular leaf senescent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8</text:p>
          </table:table-cell>
          <table:table-cell table:style-name="ce8" office:value-type="string" calcext:value-type="string">
            <text:p>immature unfolded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expanding unfolded stage'} or {'vascular leaf expanded immature stage'}</text:p>
          </table:table-cell>
          <table:table-cell table:style-name="ce12" table:formula="of:=CONCATENATE(&quot;A {&quot;; [.D22]; &quot;} that is in the &quot;; [.E22]; &quot;.&quot;)" office:value-type="string" office:string-value="A {'non-senescing unfolded true leaf'} that is in the {'vascular leaf expanding unfolded stage'} or {'vascular leaf expanded immature stage'}." calcext:value-type="string">
            <text:p>A {'non-senescing unfolded true leaf'} that is in the {'vascular leaf expanding unfolded stage'} or {'vascular leaf expanded immature stage'}.</text:p>
          </table:table-cell>
          <table:table-cell table:style-name="ce13" table:formula="of:=CONCATENATE([.D22]; &quot; THAT 'participates in' SOME (&quot;; CHAR(10); &quot;    &quot;; SUBSTITUTE(SUBSTITUTE(SUBSTITUTE([.E22]; &quot;{&quot;; &quot;&quot;); &quot;}&quot;; &quot;&quot;); &quot; or &quot;; &quot; OR &quot;); CHAR(10); &quot;)&quot;)" office:value-type="string" office:string-value="'non-senescing unfolded true leaf' THAT 'participates in' SOME (&#10;    'vascular leaf expanding unfolded stage' OR 'vascular leaf expanded immature stage'&#10;)" calcext:value-type="string">
            <text:p>'non-senescing unfolded true leaf' THAT 'participates in' SOME (</text:p>
            <text:p>    'vascular leaf expanding unfolded stage' OR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19</text:p>
          </table:table-cell>
          <table:table-cell table:style-name="ce8" office:value-type="string" calcext:value-type="string">
            <text:p>mature true leaf</text:p>
          </table:table-cell>
          <table:table-cell table:style-name="ce8" office:value-type="string" calcext:value-type="string">
            <text:p>'non-senescing unfolded true leaf'</text:p>
          </table:table-cell>
          <table:table-cell table:style-name="ce12" office:value-type="string" calcext:value-type="string">
            <text:p>{'vascular leaf mature stage'}</text:p>
          </table:table-cell>
          <table:table-cell table:style-name="ce12" table:formula="of:=CONCATENATE(&quot;A {&quot;; [.D23]; &quot;} that is in the &quot;; [.E23]; &quot;.&quot;)" office:value-type="string" office:string-value="A {'non-senescing unfolded true leaf'} that is in the {'vascular leaf mature stage'}." calcext:value-type="string">
            <text:p>A {'non-senescing unfolded true leaf'} that is in the {'vascular leaf mature stage'}.</text:p>
          </table:table-cell>
          <table:table-cell table:style-name="ce13" table:formula="of:=CONCATENATE([.D23]; &quot; THAT 'participates in' SOME (&quot;; CHAR(10); &quot;    &quot;; SUBSTITUTE(SUBSTITUTE(SUBSTITUTE([.E23]; &quot;{&quot;; &quot;&quot;); &quot;}&quot;; &quot;&quot;); &quot; or &quot;; &quot; OR &quot;); CHAR(10); &quot;)&quot;)" office:value-type="string" office:string-value="'non-senescing unfolded true leaf' THAT 'participates in' SOME (&#10;    'vascular leaf mature stage'&#10;)" calcext:value-type="string">
            <text:p>'non-senescing unfolded true leaf' THAT 'participates in' SOME (</text:p>
            <text:p>    'vascular leaf 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0</text:p>
          </table:table-cell>
          <table:table-cell table:style-name="ce8" office:value-type="string" calcext:value-type="string">
            <text:p>expanding unfolded true leaf</text:p>
          </table:table-cell>
          <table:table-cell table:style-name="ce8" office:value-type="string" calcext:value-type="string">
            <text:p>'expanding true leaf'</text:p>
          </table:table-cell>
          <table:table-cell table:style-name="ce12" office:value-type="string" calcext:value-type="string">
            <text:p>{'vascular leaf expanding unfolded stage'}</text:p>
          </table:table-cell>
          <table:table-cell table:style-name="ce12" table:formula="of:=CONCATENATE(&quot;A {&quot;; [.D24]; &quot;} that is in the &quot;; [.E24]; &quot;.&quot;)" office:value-type="string" office:string-value="A {'expanding true leaf'} that is in the {'vascular leaf expanding unfolded stage'}." calcext:value-type="string">
            <text:p>A {'expanding true leaf'} that is in the {'vascular leaf expanding unfolded stage'}.</text:p>
          </table:table-cell>
          <table:table-cell table:style-name="ce13" table:formula="of:=CONCATENATE([.D24]; &quot; THAT 'participates in' SOME (&quot;; CHAR(10); &quot;    &quot;; SUBSTITUTE(SUBSTITUTE(SUBSTITUTE([.E24]; &quot;{&quot;; &quot;&quot;); &quot;}&quot;; &quot;&quot;); &quot; or &quot;; &quot; OR &quot;); CHAR(10); &quot;)&quot;)" office:value-type="string" office:string-value="'expanding true leaf' THAT 'participates in' SOME (&#10;    'vascular leaf expanding unfolded stage'&#10;)" calcext:value-type="string">
            <text:p>'expanding true leaf' THAT 'participates in' SOME (</text:p>
            <text:p>    'vascular leaf expanding unfolded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1</text:p>
          </table:table-cell>
          <table:table-cell table:style-name="ce8" office:value-type="string" calcext:value-type="string">
            <text:p>expanded immature true leaf</text:p>
          </table:table-cell>
          <table:table-cell table:style-name="ce8" office:value-type="string" calcext:value-type="string">
            <text:p>'immature unfolded true leaf'</text:p>
          </table:table-cell>
          <table:table-cell table:style-name="ce12" office:value-type="string" calcext:value-type="string">
            <text:p>{'vascular leaf expanded immature stage'}</text:p>
          </table:table-cell>
          <table:table-cell table:style-name="ce12" table:formula="of:=CONCATENATE(&quot;A {&quot;; [.D25]; &quot;} that is in the &quot;; [.E25]; &quot;.&quot;)" office:value-type="string" office:string-value="A {'immature unfolded true leaf'} that is in the {'vascular leaf expanded immature stage'}." calcext:value-type="string">
            <text:p>A {'immature unfolded true leaf'} that is in the {'vascular leaf expanded immature stage'}.</text:p>
          </table:table-cell>
          <table:table-cell table:style-name="ce13" table:formula="of:=CONCATENATE([.D25]; &quot; THAT 'participates in' SOME (&quot;; CHAR(10); &quot;    &quot;; SUBSTITUTE(SUBSTITUTE(SUBSTITUTE([.E25]; &quot;{&quot;; &quot;&quot;); &quot;}&quot;; &quot;&quot;); &quot; or &quot;; &quot; OR &quot;); CHAR(10); &quot;)&quot;)" office:value-type="string" office:string-value="'immature unfolded true leaf' THAT 'participates in' SOME (&#10;    'vascular leaf expanded immature stage'&#10;)" calcext:value-type="string">
            <text:p>'immature unfolded true leaf' THAT 'participates in' SOME (</text:p>
            <text:p>    'vascular leaf expanded immature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2</text:p>
          </table:table-cell>
          <table:table-cell table:style-name="ce8" office:value-type="string" calcext:value-type="string">
            <text:p>expanding true leaf</text:p>
          </table:table-cell>
          <table:table-cell table:style-name="ce8" office:value-type="string" calcext:value-type="string">
            <text:p>'true leaf'</text:p>
          </table:table-cell>
          <table:table-cell table:style-name="ce12" office:value-type="string" calcext:value-type="string">
            <text:p>{'vascular leaf expansion stage'}</text:p>
          </table:table-cell>
          <table:table-cell table:style-name="ce12" table:formula="of:=CONCATENATE(&quot;A {&quot;; [.D26]; &quot;} that is in the &quot;; [.E26]; &quot;.&quot;)" office:value-type="string" office:string-value="A {'true leaf'} that is in the {'vascular leaf expansion stage'}." calcext:value-type="string">
            <text:p>A {'true leaf'} that is in the {'vascular leaf expansion stage'}.</text:p>
          </table:table-cell>
          <table:table-cell table:style-name="ce13" table:formula="of:=CONCATENATE([.D26]; &quot; THAT 'participates in' SOME (&quot;; CHAR(10); &quot;    &quot;; SUBSTITUTE(SUBSTITUTE(SUBSTITUTE([.E26]; &quot;{&quot;; &quot;&quot;); &quot;}&quot;; &quot;&quot;); &quot; or &quot;; &quot; OR &quot;); CHAR(10); &quot;)&quot;)" office:value-type="string" office:string-value="'true leaf' THAT 'participates in' SOME (&#10;    'vascular leaf expansion stage'&#10;)" calcext:value-type="string">
            <text:p>'true leaf' THAT 'participates in' SOME (</text:p>
            <text:p>    'vascular leaf expansion stage'</text:p>
            <text:p>)</text:p>
          </table:table-cell>
          <table:table-cell table:style-name="ce13"/>
          <table:table-cell table:style-name="ce7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3</text:p>
          </table:table-cell>
          <table:table-cell table:style-name="ce8" office:value-type="string" calcext:value-type="string">
            <text:p>reproductive structure</text:p>
          </table:table-cell>
          <table:table-cell table:style-name="ce8" office:value-type="string" calcext:value-type="string">
            <text:p>PO:'plant structure'</text:p>
          </table:table-cell>
          <table:table-cell table:style-name="ce8"/>
          <table:table-cell table:style-name="ce8" office:value-type="string" calcext:value-type="string">
            <text:p>A {plant structure} that is either a {reproductive shoot system} or a {fruit}.</text:p>
          </table:table-cell>
          <table:table-cell table:style-name="ce7" office:value-type="string" calcext:value-type="string">
            <text:p>'reproductive shoot system' OR 'fruit'</text:p>
          </table:table-cell>
          <table:table-cell table:style-name="ce7" table:number-columns-repeated="2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4</text:p>
          </table:table-cell>
          <table:table-cell table:style-name="ce8" office:value-type="string" calcext:value-type="string">
            <text:p>mature seed</text:p>
          </table:table-cell>
          <table:table-cell table:style-name="ce8" office:value-type="string" calcext:value-type="string">
            <text:p>PO:'seed'</text:p>
          </table:table-cell>
          <table:table-cell table:style-name="ce8"/>
          <table:table-cell table:style-name="ce8" office:value-type="string" calcext:value-type="string">
            <text:p>A {seed} that has participated in a {seed maturation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5</text:p>
          </table:table-cell>
          <table:table-cell table:style-name="ce8" office:value-type="string" calcext:value-type="string">
            <text:p>floral structure</text:p>
          </table:table-cell>
          <table:table-cell table:style-name="ce8" table:number-columns-repeated="2"/>
          <table:table-cell table:style-name="ce12"/>
          <table:table-cell table:style-name="ce13" office:value-type="string" calcext:value-type="string">
            <text:p>PO:'flower' OR PO:'inflorescence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6</text:p>
          </table:table-cell>
          <table:table-cell table:style-name="ce8" office:value-type="string" calcext:value-type="string">
            <text:p>non-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not yet completed {floral organ senescence}.</text:p>
          </table:table-cell>
          <table:table-cell table:style-name="ce13"/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7</text:p>
          </table:table-cell>
          <table:table-cell table:style-name="ce8" office:value-type="string" calcext:value-type="string">
            <text:p>unopened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8</text:p>
          </table:table-cell>
          <table:table-cell table:style-name="ce8" office:value-type="string" calcext:value-type="string">
            <text:p>opening floral structure</text:p>
          </table:table-cell>
          <table:table-cell table:style-name="ce8" office:value-type="string" calcext:value-type="string">
            <text:p>'unopened floral structure'</text:p>
          </table:table-cell>
          <table:table-cell table:style-name="ce8"/>
          <table:table-cell table:style-name="ce12"/>
          <table:table-cell table:style-name="ce13"/>
          <table:table-cell table:style-name="ce12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29</text:p>
          </table:table-cell>
          <table:table-cell table:style-name="ce8" office:value-type="string" calcext:value-type="string">
            <text:p>open floral structure</text:p>
          </table:table-cell>
          <table:table-cell table:style-name="ce8" office:value-type="string" calcext:value-type="string">
            <text:p>'non-senesced floral structure'</text:p>
          </table:table-cell>
          <table:table-cell table:style-name="ce8"/>
          <table:table-cell table:style-name="ce12"/>
          <table:table-cell table:style-name="ce13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0</text:p>
          </table:table-cell>
          <table:table-cell table:style-name="ce8" office:value-type="string" calcext:value-type="string">
            <text:p>pollen-releasing floral structure</text:p>
          </table:table-cell>
          <table:table-cell table:style-name="ce8" office:value-type="string" calcext:value-type="string">
            <text:p>'open floral structure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1</text:p>
          </table:table-cell>
          <table:table-cell table:style-name="ce8" office:value-type="string" calcext:value-type="string">
            <text:p>senesced floral structure</text:p>
          </table:table-cell>
          <table:table-cell table:style-name="ce8" office:value-type="string" calcext:value-type="string">
            <text:p>'floral structure'</text:p>
          </table:table-cell>
          <table:table-cell table:style-name="ce8"/>
          <table:table-cell table:style-name="ce8" office:value-type="string" calcext:value-type="string">
            <text:p>A {floral structur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2</text:p>
          </table:table-cell>
          <table:table-cell table:style-name="ce8" office:value-type="string" calcext:value-type="string">
            <text:p>non-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3</text:p>
          </table:table-cell>
          <table:table-cell table:style-name="ce8" office:value-type="string" calcext:value-type="string">
            <text:p>unopened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unopened flower stage'}</text:p>
          </table:table-cell>
          <table:table-cell table:style-name="ce12" table:formula="of:=CONCATENATE(&quot;A {&quot;; [.D39]; &quot;} that is in the &quot;; [.E39]; &quot;.&quot;)" office:value-type="string" office:string-value="A {'non-senesced flower'} that is in the {'unopened flower stage'}." calcext:value-type="string">
            <text:p>A {'non-senesced flower'} that is in the {'unopened flower stage'}.</text:p>
          </table:table-cell>
          <table:table-cell table:style-name="ce13" table:formula="of:=CONCATENATE([.D39]; &quot; THAT 'participates in' SOME (&quot;; CHAR(10); &quot;    &quot;; SUBSTITUTE(SUBSTITUTE(SUBSTITUTE([.E39]; &quot;{&quot;; &quot;&quot;); &quot;}&quot;; &quot;&quot;); &quot; or &quot;; &quot; OR &quot;); CHAR(10); &quot;)&quot;)" office:value-type="string" office:string-value="'non-senesced flower' THAT 'participates in' SOME (&#10;    'unopened flower stage'&#10;)" calcext:value-type="string">
            <text:p>'non-senesced flower' THAT 'participates in' SOME (</text:p>
            <text:p>    'unopened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4</text:p>
          </table:table-cell>
          <table:table-cell table:style-name="ce8" office:value-type="string" calcext:value-type="string">
            <text:p>opening flower</text:p>
          </table:table-cell>
          <table:table-cell table:style-name="ce8" office:value-type="string" calcext:value-type="string">
            <text:p>'unopened flower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5</text:p>
          </table:table-cell>
          <table:table-cell table:style-name="ce8" office:value-type="string" calcext:value-type="string">
            <text:p>open flower</text:p>
          </table:table-cell>
          <table:table-cell table:style-name="ce8" office:value-type="string" calcext:value-type="string">
            <text:p>'non-senesced flower'</text:p>
          </table:table-cell>
          <table:table-cell table:style-name="ce8" office:value-type="string" calcext:value-type="string">
            <text:p>{'open flower stage'}</text:p>
          </table:table-cell>
          <table:table-cell table:style-name="ce12" table:formula="of:=CONCATENATE(&quot;A {&quot;; [.D41]; &quot;} that is in the &quot;; [.E41]; &quot;.&quot;)" office:value-type="string" office:string-value="A {'non-senesced flower'} that is in the {'open flower stage'}." calcext:value-type="string">
            <text:p>A {'non-senesced flower'} that is in the {'open flower stage'}.</text:p>
          </table:table-cell>
          <table:table-cell table:style-name="ce13" table:formula="of:=CONCATENATE([.D41]; &quot; THAT 'participates in' SOME (&quot;; CHAR(10); &quot;    &quot;; SUBSTITUTE(SUBSTITUTE(SUBSTITUTE([.E41]; &quot;{&quot;; &quot;&quot;); &quot;}&quot;; &quot;&quot;); &quot; or &quot;; &quot; OR &quot;); CHAR(10); &quot;)&quot;)" office:value-type="string" office:string-value="'non-senesced flower' THAT 'participates in' SOME (&#10;    'open flower stage'&#10;)" calcext:value-type="string">
            <text:p>'non-senesced flower' THAT 'participates in' SOME (</text:p>
            <text:p>    'open flower stage'</text:p>
            <text:p>)</text:p>
          </table:table-cell>
          <table:table-cell table:style-name="Default"/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6</text:p>
          </table:table-cell>
          <table:table-cell table:style-name="ce8" office:value-type="string" calcext:value-type="string">
            <text:p>pollen-releasing flower</text:p>
          </table:table-cell>
          <table:table-cell table:style-name="ce8" office:value-type="string" calcext:value-type="string">
            <text:p>'open flower'</text:p>
          </table:table-cell>
          <table:table-cell table:style-name="ce8" office:value-type="string" calcext:value-type="string">
            <text:p>{'pollen-releasing flower stage'}</text:p>
          </table:table-cell>
          <table:table-cell table:style-name="ce13" table:formula="of:=CONCATENATE(&quot;An {&quot;; [.D42]; &quot;} that is in the &quot;; [.E42]; &quot;.&quot;)" office:value-type="string" office:string-value="An {'open flower'} that is in the {'pollen-releasing flower stage'}." calcext:value-type="string">
            <text:p>An {'open flower'} that is in the {'pollen-releasing flower stage'}.</text:p>
          </table:table-cell>
          <table:table-cell table:style-name="ce13" table:formula="of:=CONCATENATE([.D42]; &quot; THAT 'participates in' SOME (&quot;; CHAR(10); &quot;    &quot;; SUBSTITUTE(SUBSTITUTE(SUBSTITUTE([.E42]; &quot;{&quot;; &quot;&quot;); &quot;}&quot;; &quot;&quot;); &quot; or &quot;; &quot; OR &quot;); CHAR(10); &quot;)&quot;)" office:value-type="string" office:string-value="'open flower' THAT 'participates in' SOME (&#10;    'pollen-releasing flower stage'&#10;)" calcext:value-type="string">
            <text:p>'open flower' THAT 'participates in' SOME (</text:p>
            <text:p>    'pollen-releasing flower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7</text:p>
          </table:table-cell>
          <table:table-cell table:style-name="ce8" office:value-type="string" calcext:value-type="string">
            <text:p>senesced flower</text:p>
          </table:table-cell>
          <table:table-cell table:style-name="ce8" office:value-type="string" calcext:value-type="string">
            <text:p>PO:'flower'</text:p>
          </table:table-cell>
          <table:table-cell table:style-name="ce8"/>
          <table:table-cell table:style-name="ce8" office:value-type="string" calcext:value-type="string">
            <text:p>A {flower} that has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ce4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8</text:p>
          </table:table-cell>
          <table:table-cell table:style-name="ce8" office:value-type="string" calcext:value-type="string">
            <text:p>non-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not yet completed {floral organ senescence}.</text:p>
          </table:table-cell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39</text:p>
          </table:table-cell>
          <table:table-cell table:style-name="ce8" office:value-type="string" calcext:value-type="string">
            <text:p>unopened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0</text:p>
          </table:table-cell>
          <table:table-cell table:style-name="ce8" office:value-type="string" calcext:value-type="string">
            <text:p>opening flower head</text:p>
          </table:table-cell>
          <table:table-cell table:style-name="ce8" office:value-type="string" calcext:value-type="string">
            <text:p>'unopened flower head'</text:p>
          </table:table-cell>
          <table:table-cell table:style-name="ce8"/>
          <table:table-cell table:style-name="ce1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1</text:p>
          </table:table-cell>
          <table:table-cell table:style-name="ce8" office:value-type="string" calcext:value-type="string">
            <text:p>open flower head</text:p>
          </table:table-cell>
          <table:table-cell table:style-name="ce8" office:value-type="string" calcext:value-type="string">
            <text:p>'non-senesced flower head'</text:p>
          </table:table-cell>
          <table:table-cell table:style-name="ce8"/>
          <table:table-cell table:style-name="ce12"/>
          <table:table-cell table:style-name="ce7"/>
          <table:table-cell table:style-name="ce12" office:value-type="string" calcext:value-type="string">
            <text:p>'has visible part' SOME PO:'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2</text:p>
          </table:table-cell>
          <table:table-cell table:style-name="ce8" office:value-type="string" calcext:value-type="string">
            <text:p>pollen-releasing flower head</text:p>
          </table:table-cell>
          <table:table-cell table:style-name="ce8" office:value-type="string" calcext:value-type="string">
            <text:p>'open flower head'</text:p>
          </table:table-cell>
          <table:table-cell table:style-name="ce8" table:number-columns-repeated="2"/>
          <table:table-cell table:style-name="ce7"/>
          <table:table-cell table:style-name="ce12" office:value-type="string" calcext:value-type="string">
            <text:p>'has visible part' SOME 'pollen-releasing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3</text:p>
          </table:table-cell>
          <table:table-cell table:style-name="ce8" office:value-type="string" calcext:value-type="string">
            <text:p>senesced flower head</text:p>
          </table:table-cell>
          <table:table-cell table:style-name="ce8" office:value-type="string" calcext:value-type="string">
            <text:p>PO:'inflorescence'</text:p>
          </table:table-cell>
          <table:table-cell table:style-name="ce8"/>
          <table:table-cell table:style-name="ce8" office:value-type="string" calcext:value-type="string">
            <text:p>An {inflorescence} that has completed {floral organ senescence}.</text:p>
          </table:table-cell>
          <table:table-cell table:style-name="ce7"/>
          <table:table-cell table:style-name="ce7" office:value-type="string" calcext:value-type="string">
            <text:p>'has visible part' SOME 'senesced flower'</text:p>
          </table:table-cell>
          <table:table-cell table:style-name="ce7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8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4</text:p>
          </table:table-cell>
          <table:table-cell table:style-name="ce8" office:value-type="string" calcext:value-type="string">
            <text:p>compound fruit</text:p>
          </table:table-cell>
          <table:table-cell table:style-name="ce8" office:value-type="string" calcext:value-type="string">
            <text:p>PO:'multi-tissue plant structure'; 'reproductive structure'</text:p>
          </table:table-cell>
          <table:table-cell table:style-name="ce8" table:number-columns-repeated="2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5</text:p>
          </table:table-cell>
          <table:table-cell table:style-name="ce8" office:value-type="string" calcext:value-type="string">
            <text:p>simple fruit or compound fruit</text:p>
          </table:table-cell>
          <table:table-cell table:style-name="ce8" table:number-columns-repeated="3"/>
          <table:table-cell table:style-name="ce7" office:value-type="string" calcext:value-type="string">
            <text:p>PO:'fruit' OR 'compound fruit'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6</text:p>
          </table:table-cell>
          <table:table-cell table:style-name="ce8" office:value-type="string" calcext:value-type="string">
            <text:p>ripening fruit</text:p>
          </table:table-cell>
          <table:table-cell table:style-name="ce8" office:value-type="string" calcext:value-type="string">
            <text:p>'simple fruit or compound fruit'</text:p>
          </table:table-cell>
          <table:table-cell table:style-name="ce8" office:value-type="string" calcext:value-type="string">
            <text:p>{PO:'fruit ripening stage'}</text:p>
          </table:table-cell>
          <table:table-cell table:style-name="ce12" table:formula="of:=CONCATENATE(&quot;A {&quot;; [.D54]; &quot;} that is in the &quot;; [.E54]; &quot;.&quot;)" office:value-type="string" office:string-value="A {'simple fruit or compound fruit'} that is in the {PO:'fruit ripening stage'}." calcext:value-type="string">
            <text:p>A {'simple fruit or compound fruit'} that is in the {PO:'fruit ripening stage'}.</text:p>
          </table:table-cell>
          <table:table-cell table:style-name="ce13" table:formula="of:=CONCATENATE([.D54]; &quot; THAT 'participates in' SOME (&quot;; CHAR(10); &quot;    &quot;; SUBSTITUTE(SUBSTITUTE(SUBSTITUTE([.E54]; &quot;{&quot;; &quot;&quot;); &quot;}&quot;; &quot;&quot;); &quot; or &quot;; &quot; OR &quot;); CHAR(10); &quot;)&quot;)" office:value-type="string" office:string-value="'simple fruit or compound fruit' THAT 'participates in' SOME (&#10;    PO:'fruit ripening stage'&#10;)" calcext:value-type="string">
            <text:p>'simple fruit or compound fruit' THAT 'participates in' SOME (</text:p>
            <text:p>    PO:'fruit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7</text:p>
          </table:table-cell>
          <table:table-cell table:style-name="ce8" office:value-type="string" calcext:value-type="string">
            <text:p>un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unripe stage'}</text:p>
          </table:table-cell>
          <table:table-cell table:style-name="ce12" table:formula="of:=CONCATENATE(&quot;A {&quot;; [.D55]; &quot;} that is in the &quot;; [.E55]; &quot;.&quot;)" office:value-type="string" office:string-value="A {'ripening fruit'} that is in the {'fruit unripe stage'}." calcext:value-type="string">
            <text:p>A {'ripening fruit'} that is in the {'fruit unripe stage'}.</text:p>
          </table:table-cell>
          <table:table-cell table:style-name="ce13" table:formula="of:=CONCATENATE([.D55]; &quot; THAT 'participates in' SOME (&quot;; CHAR(10); &quot;    &quot;; SUBSTITUTE(SUBSTITUTE(SUBSTITUTE([.E55]; &quot;{&quot;; &quot;&quot;); &quot;}&quot;; &quot;&quot;); &quot; or &quot;; &quot; OR &quot;); CHAR(10); &quot;)&quot;)" office:value-type="string" office:string-value="'ripening fruit' THAT 'participates in' SOME (&#10;    'fruit unripe stage'&#10;)" calcext:value-type="string">
            <text:p>'ripening fruit' THAT 'participates in' SOME (</text:p>
            <text:p>    'fruit un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8</text:p>
          </table:table-cell>
          <table:table-cell table:style-name="ce8" office:value-type="string" calcext:value-type="string">
            <text:p>ripe fruit</text:p>
          </table:table-cell>
          <table:table-cell table:style-name="ce8" office:value-type="string" calcext:value-type="string">
            <text:p>'ripening fruit'</text:p>
          </table:table-cell>
          <table:table-cell table:style-name="ce8" office:value-type="string" calcext:value-type="string">
            <text:p>{'fruit ripe stage'}</text:p>
          </table:table-cell>
          <table:table-cell table:style-name="ce12" table:formula="of:=CONCATENATE(&quot;A {&quot;; [.D56]; &quot;} that is in the &quot;; [.E56]; &quot;.&quot;)" office:value-type="string" office:string-value="A {'ripening fruit'} that is in the {'fruit ripe stage'}." calcext:value-type="string">
            <text:p>A {'ripening fruit'} that is in the {'fruit ripe stage'}.</text:p>
          </table:table-cell>
          <table:table-cell table:style-name="ce13" table:formula="of:=CONCATENATE([.D56]; &quot; THAT 'participates in' SOME (&quot;; CHAR(10); &quot;    &quot;; SUBSTITUTE(SUBSTITUTE(SUBSTITUTE([.E56]; &quot;{&quot;; &quot;&quot;); &quot;}&quot;; &quot;&quot;); &quot; or &quot;; &quot; OR &quot;); CHAR(10); &quot;)&quot;)" office:value-type="string" office:string-value="'ripening fruit' THAT 'participates in' SOME (&#10;    'fruit ripe stage'&#10;)" calcext:value-type="string">
            <text:p>'ripening fruit' THAT 'participates in' SOME (</text:p>
            <text:p>    'fruit ripe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Default"/>
          <table:table-cell table:style-name="ce8" table:number-columns-repeated="4"/>
          <table:table-cell table:style-name="ce7" table:number-columns-repeated="3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49</text:p>
          </table:table-cell>
          <table:table-cell table:style-name="ce9" office:value-type="string" calcext:value-type="string">
            <text:p>fresh pollen cone</text:p>
          </table:table-cell>
          <table:table-cell table:style-name="ce9" office:value-type="string" calcext:value-type="string">
            <text:p>PO:'microsporangiate strobilus'</text:p>
          </table:table-cell>
          <table:table-cell table:style-name="ce8"/>
          <table:table-cell table:style-name="ce8" office:value-type="string" calcext:value-type="string">
            <text:p>A {microsporangiate strobilus} that has not yet completed the {pollen-releasing strobilus stage}.</text:p>
          </table:table-cell>
          <table:table-cell table:style-name="ce7" table:number-columns-repeated="3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0</text:p>
          </table:table-cell>
          <table:table-cell table:style-name="ce9" office:value-type="string" calcext:value-type="string">
            <text:p>open pollen cone</text:p>
          </table:table-cell>
          <table:table-cell table:style-name="ce9" office:value-type="string" calcext:value-type="string">
            <text:p>'fresh pollen cone'</text:p>
          </table:table-cell>
          <table:table-cell table:style-name="ce8" office:value-type="string" calcext:value-type="string">
            <text:p>{'open microsporangiate strobilus stage'}</text:p>
          </table:table-cell>
          <table:table-cell table:style-name="ce12" table:formula="of:=CONCATENATE(&quot;A {&quot;; [.D59]; &quot;} that is in the &quot;; [.E59]; &quot;.&quot;)" office:value-type="string" office:string-value="A {'fresh pollen cone'} that is in the {'open microsporangiate strobilus stage'}." calcext:value-type="string">
            <text:p>A {'fresh pollen cone'} that is in the {'open microsporangiate strobilus stage'}.</text:p>
          </table:table-cell>
          <table:table-cell table:style-name="ce13" table:formula="of:=CONCATENATE([.D59]; &quot; THAT 'participates in' SOME (&quot;; CHAR(10); &quot;    &quot;; SUBSTITUTE(SUBSTITUTE(SUBSTITUTE([.E59]; &quot;{&quot;; &quot;&quot;); &quot;}&quot;; &quot;&quot;); &quot; or &quot;; &quot; OR &quot;); CHAR(10); &quot;)&quot;)" office:value-type="string" office:string-value="'fresh pollen cone' THAT 'participates in' SOME (&#10;    'open microsporangiate strobilus stage'&#10;)" calcext:value-type="string">
            <text:p>'fresh pollen cone' THAT 'participates in' SOME (</text:p>
            <text:p>    'open microsporangiate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1</text:p>
          </table:table-cell>
          <table:table-cell table:style-name="ce9" office:value-type="string" calcext:value-type="string">
            <text:p>pollen-releasing pollen cone</text:p>
          </table:table-cell>
          <table:table-cell table:style-name="ce9" office:value-type="string" calcext:value-type="string">
            <text:p>'open pollen cone'</text:p>
          </table:table-cell>
          <table:table-cell table:style-name="ce8" office:value-type="string" calcext:value-type="string">
            <text:p>{'pollen-releasing strobilus stage'}</text:p>
          </table:table-cell>
          <table:table-cell table:style-name="ce12" table:formula="of:=CONCATENATE(&quot;A {&quot;; [.D60]; &quot;} that is in the &quot;; [.E60]; &quot;.&quot;)" office:value-type="string" office:string-value="A {'open pollen cone'} that is in the {'pollen-releasing strobilus stage'}." calcext:value-type="string">
            <text:p>A {'open pollen cone'} that is in the {'pollen-releasing strobilus stage'}.</text:p>
          </table:table-cell>
          <table:table-cell table:style-name="ce13" table:formula="of:=CONCATENATE([.D60]; &quot; THAT 'participates in' SOME (&quot;; CHAR(10); &quot;    &quot;; SUBSTITUTE(SUBSTITUTE(SUBSTITUTE([.E60]; &quot;{&quot;; &quot;&quot;); &quot;}&quot;; &quot;&quot;); &quot; or &quot;; &quot; OR &quot;); CHAR(10); &quot;)&quot;)" office:value-type="string" office:string-value="'open pollen cone' THAT 'participates in' SOME (&#10;    'pollen-releasing strobilus stage'&#10;)" calcext:value-type="string">
            <text:p>'open pollen cone' THAT 'participates in' SOME (</text:p>
            <text:p>    'pollen-releasing strobilus stage'</text:p>
            <text:p>)</text:p>
          </table:table-cell>
          <table:table-cell table:style-name="ce7" table:number-columns-repeated="2"/>
          <table:table-cell table:style-name="ce4"/>
          <table:table-cell table:style-name="ce9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7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2</text:p>
          </table:table-cell>
          <table:table-cell table:style-name="ce9" office:value-type="string" calcext:value-type="string">
            <text:p>fresh seed cone</text:p>
          </table:table-cell>
          <table:table-cell table:style-name="ce9" office:value-type="string" calcext:value-type="string">
            <text:p>PO:'megasporangiate strobilus'</text:p>
          </table:table-cell>
          <table:table-cell table:style-name="ce8"/>
          <table:table-cell table:style-name="ce8" office:value-type="string" calcext:value-type="string">
            <text:p>A {megasporangiate strobilus} that has not yet been abscised and has not yet releases all of its seeds.</text:p>
          </table:table-cell>
          <table:table-cell table:style-name="ce7" table:number-columns-repeated="3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6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3</text:p>
          </table:table-cell>
          <table:table-cell table:style-name="ce9" office:value-type="string" calcext:value-type="string">
            <text:p>ripening seed cone</text:p>
          </table:table-cell>
          <table:table-cell table:style-name="ce9" office:value-type="string" calcext:value-type="string">
            <text:p>'fresh seed cone'</text:p>
          </table:table-cell>
          <table:table-cell table:style-name="ce8" office:value-type="string" calcext:value-type="string">
            <text:p>{'megasporangiate strobilus ripening stage'}</text:p>
          </table:table-cell>
          <table:table-cell table:style-name="ce12" table:formula="of:=CONCATENATE(&quot;A {&quot;; [.D62]; &quot;} that is in the &quot;; [.E62]; &quot;.&quot;)" office:value-type="string" office:string-value="A {'fresh seed cone'} that is in the {'megasporangiate strobilus ripening stage'}." calcext:value-type="string">
            <text:p>A {'fresh seed cone'} that is in the {'megasporangiate strobilus ripening stage'}.</text:p>
          </table:table-cell>
          <table:table-cell table:style-name="ce12" table:formula="of:=CONCATENATE([.D62]; &quot; THAT 'participates in' SOME (&quot;; CHAR(10); &quot;    &quot;; SUBSTITUTE(SUBSTITUTE(SUBSTITUTE([.E62]; &quot;{&quot;; &quot;&quot;); &quot;}&quot;; &quot;&quot;); &quot; or &quot;; &quot; OR &quot;); CHAR(10); &quot;)&quot;)" office:value-type="string" office:string-value="'fresh seed cone' THAT 'participates in' SOME (&#10;    'megasporangiate strobilus ripening stage'&#10;)" calcext:value-type="string">
            <text:p>'fresh seed cone' THAT 'participates in' SOME (</text:p>
            <text:p>    'megasporangiate strobilus ripening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4</text:p>
          </table:table-cell>
          <table:table-cell table:style-name="ce9" office:value-type="string" calcext:value-type="string">
            <text:p>un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unripe stage'}</text:p>
          </table:table-cell>
          <table:table-cell table:style-name="ce12" table:formula="of:=CONCATENATE(&quot;A {&quot;; [.D63]; &quot;} that is in the &quot;; [.E63]; &quot;.&quot;)" office:value-type="string" office:string-value="A {'ripening seed cone'} that is in the {'megasporangiate strobilus unripe stage'}." calcext:value-type="string">
            <text:p>A {'ripening seed cone'} that is in the {'megasporangiate strobilus unripe stage'}.</text:p>
          </table:table-cell>
          <table:table-cell table:style-name="ce13" table:formula="of:=CONCATENATE([.D63]; &quot; THAT 'participates in' SOME (&quot;; CHAR(10); &quot;    &quot;; SUBSTITUTE(SUBSTITUTE(SUBSTITUTE([.E63]; &quot;{&quot;; &quot;&quot;); &quot;}&quot;; &quot;&quot;); &quot; or &quot;; &quot; OR &quot;); CHAR(10); &quot;)&quot;)" office:value-type="string" office:string-value="'ripening seed cone' THAT 'participates in' SOME (&#10;    'megasporangiate strobilus unripe stage'&#10;)" calcext:value-type="string">
            <text:p>'ripening seed cone' THAT 'participates in' SOME (</text:p>
            <text:p>    'megasporangiate strobilus unripe stage'</text:p>
            <text:p>)</text:p>
          </table:table-cell>
          <table:table-cell table:style-name="ce7" table:number-columns-repeated="2"/>
          <table:table-cell table:style-name="ce4"/>
          <table:table-cell table:style-name="ce9" office:value-type="string" calcext:value-type="string">
            <text:p>This is provisional and should eventually be defined in the PO, not the PPO.</text:p>
          </table:table-cell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4" office:value-type="string" calcext:value-type="string">
            <text:p>PPO:0001055</text:p>
          </table:table-cell>
          <table:table-cell table:style-name="ce10" office:value-type="string" calcext:value-type="string">
            <text:p>ripe seed cone</text:p>
          </table:table-cell>
          <table:table-cell table:style-name="ce10" office:value-type="string" calcext:value-type="string">
            <text:p>'ripening seed cone'</text:p>
          </table:table-cell>
          <table:table-cell table:style-name="ce10" office:value-type="string" calcext:value-type="string">
            <text:p>{'megasporangiate strobilus ripe stage'}</text:p>
          </table:table-cell>
          <table:table-cell table:style-name="ce12" table:formula="of:=CONCATENATE(&quot;A {&quot;; [.D64]; &quot;} that is in the &quot;; [.E64]; &quot;.&quot;)" office:value-type="string" office:string-value="A {'ripening seed cone'} that is in the {'megasporangiate strobilus ripe stage'}." calcext:value-type="string">
            <text:p>A {'ripening seed cone'} that is in the {'megasporangiate strobilus ripe stage'}.</text:p>
          </table:table-cell>
          <table:table-cell table:style-name="ce13" table:formula="of:=CONCATENATE([.D64]; &quot; THAT 'participates in' SOME (&quot;; CHAR(10); &quot;    &quot;; SUBSTITUTE(SUBSTITUTE(SUBSTITUTE([.E64]; &quot;{&quot;; &quot;&quot;); &quot;}&quot;; &quot;&quot;); &quot; or &quot;; &quot; OR &quot;); CHAR(10); &quot;)&quot;)" office:value-type="string" office:string-value="'ripening seed cone' THAT 'participates in' SOME (&#10;    'megasporangiate strobilus ripe stage'&#10;)" calcext:value-type="string">
            <text:p>'ripening seed cone' THAT 'participates in' SOME (</text:p>
            <text:p>    'megasporangiate strobilus ripe stage'</text:p>
            <text:p>)</text:p>
          </table:table-cell>
          <table:table-cell table:style-name="Default" table:number-columns-repeated="1016"/>
        </table:table-row>
        <table:table-row table:style-name="ro1" table:number-rows-repeated="954">
          <table:table-cell/>
          <table:table-cell table:style-name="ce4"/>
          <table:table-cell table:style-name="ce7"/>
          <table:table-cell table:style-name="ce4" table:number-columns-repeated="2"/>
          <table:table-cell table:style-name="ce7" table:number-columns-repeated="4"/>
          <table:table-cell table:style-name="ce4"/>
          <table:table-cell table:style-name="ce7"/>
          <table:table-cell table:style-name="ce14"/>
          <table:table-cell/>
          <table:table-cell table:style-name="ce7" table:number-columns-repeated="20"/>
          <table:table-cell table:number-columns-repeated="990"/>
        </table:table-row>
        <table:table-row table:style-name="ro1" table:number-rows-repeated="1047552">
          <table:table-cell table:number-columns-repeated="1023"/>
        </table:table-row>
        <table:table-row table:style-name="ro9" table:number-rows-repeated="5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00/00/0000</text:date>, <text:time style:data-style-name="N2" text:time-value="11:19:48.6575080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6T11:26:27.822714629</dc:date>
    <dc:creator>Brian </dc:creator>
    <meta:editing-duration>P33DT12H56M27S</meta:editing-duration>
    <meta:editing-cycles>297</meta:editing-cycles>
    <meta:generator>LibreOffice/5.1.4.2$Linux_X86_64 LibreOffice_project/10m0$Build-2</meta:generator>
    <meta:document-statistic meta:table-count="1" meta:cell-count="336" meta:object-count="0"/>
    <meta:user-defined meta:name=""/>
  </office:meta>
</office:document-meta>
</file>